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139in" style:rel-column-width="17760*"/>
    </style:style>
    <style:style style:name="Table1.B" style:family="table-column">
      <style:table-column-properties style:column-width="1.3722in" style:rel-column-width="13436*"/>
    </style:style>
    <style:style style:name="Table1.C" style:family="table-column">
      <style:table-column-properties style:column-width="1.875in" style:rel-column-width="18359*"/>
    </style:style>
    <style:style style:name="Table1.D" style:family="table-column">
      <style:table-column-properties style:column-width="1.6319in" style:rel-column-width="1598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111in" style:rel-column-width="12837*"/>
    </style:style>
    <style:style style:name="Table2.B" style:family="table-column">
      <style:table-column-properties style:column-width="2.5611in" style:rel-column-width="25077*"/>
    </style:style>
    <style:style style:name="Table2.C" style:family="table-column">
      <style:table-column-properties style:column-width="0.9438in" style:rel-column-width="9240*"/>
    </style:style>
    <style:style style:name="Table2.D" style:family="table-column">
      <style:table-column-properties style:column-width="1.8771in" style:rel-column-width="1838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8139in" style:rel-column-width="17760*"/>
    </style:style>
    <style:style style:name="Table3.B" style:family="table-column">
      <style:table-column-properties style:column-width="1.3722in" style:rel-column-width="13436*"/>
    </style:style>
    <style:style style:name="Table3.C" style:family="table-column">
      <style:table-column-properties style:column-width="1.875in" style:rel-column-width="18359*"/>
    </style:style>
    <style:style style:name="Table3.D" style:family="table-column">
      <style:table-column-properties style:column-width="1.6319in" style:rel-column-width="1598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09in" style:rel-column-width="7921*"/>
    </style:style>
    <style:style style:name="Table4.B" style:family="table-column">
      <style:table-column-properties style:column-width="0.9438in" style:rel-column-width="9240*"/>
    </style:style>
    <style:style style:name="Table4.C" style:family="table-column">
      <style:table-column-properties style:column-width="0.9924in" style:rel-column-width="9716*"/>
    </style:style>
    <style:style style:name="Table4.D" style:family="table-column">
      <style:table-column-properties style:column-width="1.6299in" style:rel-column-width="15958*"/>
    </style:style>
    <style:style style:name="Table4.E" style:family="table-column">
      <style:table-column-properties style:column-width="2.3181in" style:rel-column-width="2270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6" style:family="table-row">
      <style:table-row-properties style:min-row-height="0.0889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8139in" style:rel-column-width="17760*"/>
    </style:style>
    <style:style style:name="Table5.B" style:family="table-column">
      <style:table-column-properties style:column-width="1.3722in" style:rel-column-width="13436*"/>
    </style:style>
    <style:style style:name="Table5.C" style:family="table-column">
      <style:table-column-properties style:column-width="1.875in" style:rel-column-width="18359*"/>
    </style:style>
    <style:style style:name="Table5.D" style:family="table-column">
      <style:table-column-properties style:column-width="1.6319in" style:rel-column-width="1598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8139in" style:rel-column-width="17760*"/>
    </style:style>
    <style:style style:name="Table6.B" style:family="table-column">
      <style:table-column-properties style:column-width="1.3722in" style:rel-column-width="13436*"/>
    </style:style>
    <style:style style:name="Table6.C" style:family="table-column">
      <style:table-column-properties style:column-width="1.875in" style:rel-column-width="18359*"/>
    </style:style>
    <style:style style:name="Table6.D" style:family="table-column">
      <style:table-column-properties style:column-width="1.6319in" style:rel-column-width="1598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8139in" style:rel-column-width="17760*"/>
    </style:style>
    <style:style style:name="Table7.B" style:family="table-column">
      <style:table-column-properties style:column-width="1.3722in" style:rel-column-width="13436*"/>
    </style:style>
    <style:style style:name="Table7.C" style:family="table-column">
      <style:table-column-properties style:column-width="1.875in" style:rel-column-width="18359*"/>
    </style:style>
    <style:style style:name="Table7.D" style:family="table-column">
      <style:table-column-properties style:column-width="1.6319in" style:rel-column-width="1598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d96d"/>
    </style:style>
    <style:style style:name="P2" style:family="paragraph" style:parent-style-name="Standard">
      <style:paragraph-properties fo:text-align="center" style:justify-single-word="false"/>
      <style:text-properties fo:font-size="18pt" officeooo:rsid="001dd96d" officeooo:paragraph-rsid="001dd96d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dd96d" officeooo:paragraph-rsid="002068a3" style:font-size-asian="18pt" style:font-size-complex="18pt"/>
    </style:style>
    <style:style style:name="P4" style:family="paragraph" style:parent-style-name="Standard">
      <style:text-properties officeooo:paragraph-rsid="002068a3"/>
    </style:style>
    <style:style style:name="P5" style:family="paragraph" style:parent-style-name="Standard">
      <style:text-properties officeooo:rsid="0022118c" officeooo:paragraph-rsid="0022118c"/>
    </style:style>
    <style:style style:name="P6" style:family="paragraph" style:parent-style-name="Standard">
      <style:text-properties officeooo:rsid="0023c8f5" officeooo:paragraph-rsid="0023c8f5"/>
    </style:style>
    <style:style style:name="P7" style:family="paragraph" style:parent-style-name="Standard">
      <style:text-properties officeooo:rsid="00275245" officeooo:paragraph-rsid="00275245"/>
    </style:style>
    <style:style style:name="P8" style:family="paragraph" style:parent-style-name="Table_20_Contents">
      <style:text-properties officeooo:paragraph-rsid="001dd96d"/>
    </style:style>
    <style:style style:name="P9" style:family="paragraph" style:parent-style-name="Table_20_Contents">
      <style:text-properties officeooo:paragraph-rsid="002068a3"/>
    </style:style>
    <style:style style:name="P10" style:family="paragraph" style:parent-style-name="Table_20_Contents">
      <style:text-properties officeooo:rsid="0022118c" officeooo:paragraph-rsid="0022118c"/>
    </style:style>
    <style:style style:name="P11" style:family="paragraph" style:parent-style-name="Table_20_Contents">
      <style:text-properties fo:font-size="12pt" officeooo:rsid="0022118c" officeooo:paragraph-rsid="0022118c" style:font-size-asian="12pt" style:font-size-complex="12pt"/>
    </style:style>
    <style:style style:name="P12" style:family="paragraph" style:parent-style-name="Table_20_Contents">
      <style:text-properties fo:font-size="12pt" officeooo:paragraph-rsid="002068a3" style:font-size-asian="12pt" style:font-size-complex="12pt"/>
    </style:style>
    <style:style style:name="P13" style:family="paragraph" style:parent-style-name="Table_20_Contents">
      <style:text-properties fo:font-size="12pt" officeooo:rsid="00275245" officeooo:paragraph-rsid="00275245" style:font-size-asian="12pt" style:font-size-complex="12pt"/>
    </style:style>
    <style:style style:name="P14" style:family="paragraph" style:parent-style-name="Table_20_Contents">
      <style:text-properties officeooo:rsid="00257975" officeooo:paragraph-rsid="00257975"/>
    </style:style>
    <style:style style:name="P15" style:family="paragraph" style:parent-style-name="Table_20_Contents">
      <style:text-properties officeooo:rsid="00266bd3" officeooo:paragraph-rsid="00266bd3"/>
    </style:style>
    <style:style style:name="P16" style:family="paragraph" style:parent-style-name="Table_20_Contents">
      <style:text-properties officeooo:rsid="00275245" officeooo:paragraph-rsid="00275245"/>
    </style:style>
    <style:style style:name="P17" style:family="paragraph" style:parent-style-name="Table_20_Contents">
      <style:text-properties officeooo:rsid="0028ef65" officeooo:paragraph-rsid="0028ef65"/>
    </style:style>
    <style:style style:name="P1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dd96d" officeooo:paragraph-rsid="001dd96d" style:font-size-asian="10pt" style:font-style-asian="normal" style:font-weight-asian="normal" style:font-size-complex="18pt" style:text-emphasize="none"/>
    </style:style>
    <style:style style:name="P1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8ef65" officeooo:paragraph-rsid="0028ef65" style:font-size-asian="10pt" style:font-style-asian="normal" style:font-weight-asian="normal" style:font-size-complex="18pt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068a3" style:font-size-asian="10pt" style:font-style-asian="normal" style:font-weight-asian="normal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118c" officeooo:paragraph-rsid="0022118c" style:font-size-asian="10pt" style:font-style-asian="normal" style:font-weight-asian="normal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dd96d" style:font-size-asian="10pt" style:font-style-asian="normal" style:font-weight-asian="normal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75245" officeooo:paragraph-rsid="00275245" style:font-size-asian="10pt" style:font-style-asian="normal" style:font-weight-asian="normal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8ef65" officeooo:paragraph-rsid="0028ef65" style:font-size-asian="10pt" style:font-style-asian="normal" style:font-weight-asian="normal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92225" officeooo:paragraph-rsid="00292225" style:font-size-asian="10pt" style:font-style-asian="normal" style:font-weight-asian="normal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75245" officeooo:paragraph-rsid="00275245" style:font-size-asian="10pt" style:font-style-asian="normal" style:font-weight-asian="normal" style:font-size-complex="12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068a3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2118c" officeooo:paragraph-rsid="0022118c" style:font-size-asian="12pt" style:font-style-asian="normal" style:font-weight-asian="normal" style:font-size-complex="12pt" style:text-emphasize="none"/>
    </style:style>
    <style:style style:name="P29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2118c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75245" officeooo:paragraph-rsid="00275245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paragraph-properties fo:text-align="center" style:justify-single-word="false"/>
      <style:text-properties fo:font-size="18pt" officeooo:rsid="001dd96d" officeooo:paragraph-rsid="0028ef65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officeooo:rsid="0028ef65" officeooo:paragraph-rsid="0028ef65"/>
    </style:style>
    <style:style style:name="P33" style:family="paragraph" style:parent-style-name="Standard">
      <style:text-properties officeooo:paragraph-rsid="002068a3"/>
    </style:style>
    <style:style style:name="P34" style:family="paragraph" style:parent-style-name="Standard">
      <style:text-properties officeooo:rsid="0022118c" officeooo:paragraph-rsid="0022118c"/>
    </style:style>
    <style:style style:name="P35" style:family="paragraph" style:parent-style-name="Standard">
      <style:text-properties officeooo:rsid="00275245" officeooo:paragraph-rsid="001dd96d"/>
    </style:style>
    <style:style style:name="P36" style:family="paragraph" style:parent-style-name="Standard">
      <style:text-properties officeooo:rsid="00275245" officeooo:paragraph-rsid="002068a3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75245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8ef65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dd96d" style:font-size-asian="10pt" style:font-style-asian="normal" style:font-weight-asian="normal" style:font-size-complex="18pt" style:text-emphasize="none"/>
    </style:style>
    <style:style style:name="T5" style:family="text">
      <style:text-properties officeooo:rsid="002068a3"/>
    </style:style>
    <style:style style:name="T6" style:family="text">
      <style:text-properties officeooo:rsid="002922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a xlink:type="simple" xlink:href="mailto:mashulia.ermakova@bulletmail.org" text:style-name="Internet_20_link" text:visited-style-name="Visited_20_Internet_20_Link">m</text:a><text:span text:style-name="T3">arysavina@bulletmail.org</text:span></text:p>
      <text:p text:style-name="P19">Cell01H1ttie</text:p>
      <text:p text:style-name="P32"><text:span text:style-name="T1">210.245.26.140</text:span></text:p>
      <text:p text:style-name="P32"><text:span text:style-name="T1">3128</text:span></text:p>
      <text:p text:style-name="P18"/>
      <text:p text:style-name="P18"/>
      <text:p text:style-name="P2"/>
      <text:p text:style-name="P2"/>
      <text:p text:style-name="P2"/>
      <text:p text:style-name="P2">1. Фильтрация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3"/>
      <text:p text:style-name="P3">2. Калибровка типа <text:span text:style-name="T5">н</text:span>а и предпочтений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9"/>
          </table:table-cell>
        </table:table-row>
      </table:table>
      <text:p text:style-name="P3"/>
      <text:p text:style-name="P3">3. Разогрев <text:span text:style-name="T6">(</text:span>на фотки<text:span text:style-name="T6">)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5">Nico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D1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5">Александр Гавриленко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ext:soft-page-break/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>4. Закрытие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36"/>
          </table:table-cell>
          <table:table-cell table:style-name="Table4.E1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"><text:span text:style-name="T1"/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35"/>
          </table:table-cell>
          <table:table-cell table:style-name="Table4.E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 table:style-name="Table4.6"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</table:table>
      <text:p text:style-name="P3"/>
      <text:p text:style-name="P3">5. Поддержка</text:p>
      <text:p text:style-name="P2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D1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  <table:table-row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  <table:table-row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  <table:table-row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  <table:table-row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  <table:table-row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</table:table>
      <text:p text:style-name="P3">Блеклист</text:p>
      <text:p text:style-name="P2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4">Андрей</text:p>
          </table:table-cell>
          <table:table-cell table:style-name="Table6.A1" office:value-type="string">
            <text:p text:style-name="P24">Пузан с крестом</text:p>
          </table:table-cell>
          <table:table-cell table:style-name="Table6.A1" office:value-type="string">
            <text:p text:style-name="P24">Винница</text:p>
          </table:table-cell>
          <table:table-cell table:style-name="Table6.D1" office:value-type="string">
            <text:p text:style-name="P20"/>
          </table:table-cell>
        </table:table-row>
        <table:table-row>
          <table:table-cell table:style-name="Table6.A2" office:value-type="string">
            <text:p text:style-name="P17">Сёма </text:p>
          </table:table-cell>
          <table:table-cell table:style-name="Table6.A2" office:value-type="string">
            <text:p text:style-name="P17">Как Задорнов</text:p>
          </table:table-cell>
          <table:table-cell table:style-name="Table6.A2" office:value-type="string">
            <text:p text:style-name="P17">Днепропетровск</text:p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4"/>
          </table:table-cell>
          <table:table-cell table:style-name="Table6.A2" office:value-type="string">
            <text:p text:style-name="P14"/>
          </table:table-cell>
          <table:table-cell table:style-name="Table6.A2" office:value-type="string">
            <text:p text:style-name="P9"/>
          </table:table-cell>
          <table:table-cell table:style-name="Table6.D2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9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D2" office:value-type="string">
            <text:p text:style-name="P9"/>
          </table:table-cell>
        </table:table-row>
        <text:soft-page-break/>
        <table:table-row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D2" office:value-type="string">
            <text:p text:style-name="P9"/>
          </table:table-cell>
        </table:table-row>
        <table:table-row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D2" office:value-type="string">
            <text:p text:style-name="P9"/>
          </table:table-cell>
        </table:table-row>
      </table:table>
      <text:p text:style-name="P3">Романтик</text:p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D1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D2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>Ебарь-не групповушник</text:p>
      <text:p text:style-name="P2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2">максим</text:p>
          </table:table-cell>
          <table:table-cell table:style-name="Table8.A1" office:value-type="string">
            <text:p text:style-name="P22">на крыльце, в черном</text:p>
          </table:table-cell>
          <table:table-cell table:style-name="Table8.C1" office:value-type="string">
            <text:p text:style-name="P8"/>
          </table:table-cell>
        </table:table-row>
        <table:table-row>
          <table:table-cell table:style-name="Table8.A2" office:value-type="string">
            <text:p text:style-name="P22">Макс</text:p>
          </table:table-cell>
          <table:table-cell table:style-name="Table8.A2" office:value-type="string">
            <text:p text:style-name="P22">анархист, на фоне окна</text:p>
          </table:table-cell>
          <table:table-cell table:style-name="Table8.C2" office:value-type="string">
            <text:p text:style-name="P8"/>
          </table:table-cell>
        </table:table-row>
        <table:table-row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C2" office:value-type="string">
            <text:p text:style-name="P8"/>
          </table:table-cell>
        </table:table-row>
        <table:table-row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C2" office:value-type="string">
            <text:p text:style-name="P8"/>
          </table:table-cell>
        </table:table-row>
        <table:table-row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C2" office:value-type="string">
            <text:p text:style-name="P8"/>
          </table:table-cell>
        </table:table-row>
        <table:table-row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C2" office:value-type="string">
            <text:p text:style-name="P8"/>
          </table:table-cell>
        </table:table-row>
        <table:table-row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C2" office:value-type="string">
            <text:p text:style-name="P8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2:35:29.023914077</meta:creation-date>
    <dc:date>2017-12-01T01:18:08.041481138</dc:date>
    <meta:editing-duration>PT11H47M57S</meta:editing-duration>
    <meta:editing-cycles>7</meta:editing-cycles>
    <meta:generator>LibreOffice/4.3.3.2$Linux_x86 LibreOffice_project/430m0$Build-2</meta:generator>
    <meta:document-statistic meta:table-count="8" meta:image-count="0" meta:object-count="0" meta:page-count="3" meta:paragraph-count="24" meta:word-count="46" meta:character-count="321" meta:non-whitespace-character-count="298"/>
  </office:meta>
</office:document-meta>
</file>